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(sorted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SUM([.A2:.C2])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3:.C3])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4:.C4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A5:.C5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A6:.C6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7:.C7]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A8:.C8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A9:.C9]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10:.C10]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11:.C11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12:.C12]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13:.C1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A14:.C14]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formula="of:=SUM([.A15:.C15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6:.C16]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A17:.C17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A18:.C18]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19:.C19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20:.C20]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21:.C21]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22:.C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A23:.C23]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A24:.C24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25:.C25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A26:.C26])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A27:.C27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formula="of:=SUM([.A28:.C28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E2:Sheet1.E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1T10:05:07.049000000</meta:creation-date>
    <dc:date>2021-12-21T10:13:54.603000000</dc:date>
    <meta:editing-duration>PT8M48S</meta:editing-duration>
    <meta:editing-cycles>1</meta:editing-cycles>
    <meta:document-statistic meta:table-count="1" meta:cell-count="156" meta:object-count="0"/>
    <meta:generator>LibreOffice/7.0.3.1$Windows_X86_64 LibreOffice_project/d7547858d014d4cf69878db179d326fc3483e082</meta:generator>
  </office:meta>
</office:document-meta>
</file>